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ce5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table:number-columns-repeated="2"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table:number-columns-repeated="3"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23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table:number-columns-repeated="2"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number-columns-repeated="3"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28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)" office:value-type="float" office:value="138700">
            <text:p>138700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)" office:value-type="float" office:value="126600">
            <text:p>1266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48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12100">
            <text:p>12100</text:p>
          </table:table-cell>
          <table:table-cell/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Նանե</text:p>
          </table:table-cell>
          <table:table-cell table:style-name="ce49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3200">
            <text:p>32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31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9700">
            <text:p>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5600">
            <text:p>5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5950">
            <text:p>5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8000">
            <text:p>8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9900">
            <text:p>9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 table:number-columns-repeated="2"/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23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83300">
            <text:p>83300</text:p>
          </table:table-cell>
        </table:table-row>
        <table:table-row table:style-name="ro15">
          <table:table-cell table:style-name="ce54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8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54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/>
          <table:table-cell table:style-name="ce2" table:formula="of:=SUM([.B71:.F71])" office:value-type="float" office:value="38700">
            <text:p>387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517.23076923077">
            <text:p>1517.2307692308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517.23076923077">
            <text:p>1517.2307692308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517.23076923077">
            <text:p>1517.2307692308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517.23076923077">
            <text:p>1517.2307692308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F100])" office:value-type="float" office:value="1517.23076923077">
            <text:p>1517.2307692308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Sergey</text:p>
          </table:table-cell>
          <table:table-cell table:number-columns-repeated="5"/>
          <table:table-cell table:formula="of:=SUM([.B100:.F100])" office:value-type="float" office:value="1517.23076923077">
            <text:p>1517.2307692308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100:.F100])" office:value-type="float" office:value="1517.23076923077">
            <text:p>1517.2307692308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/>
          <table:table-cell/>
          <table:table-cell table:formula="of:=SUM([.B100:.F100])" office:value-type="float" office:value="1517.23076923077">
            <text:p>1517.2307692308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+Sergey</text:p>
          </table:table-cell>
          <table:table-cell/>
          <table:table-cell table:formula="of:=SUM([.B100])" office:value-type="float" office:value="372">
            <text:p>372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table:number-columns-repeated="2"/>
          <table:table-cell table:formula="of:=SUM([.B100];[.C100];[.E100];[.F100])" office:value-type="float" office:value="1121.07692307692">
            <text:p>1121.0769230769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100:.F100])" office:value-type="float" office:value="1517.23076923077">
            <text:p>1517.2307692308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145.23076923077">
            <text:p>1145.2307692308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517.23076923077">
            <text:p>1517.2307692308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517.23076923077">
            <text:p>1517.2307692308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D100])" office:value-type="float" office:value="1144.15384615385">
            <text:p>1144.1538461539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C100];[.D100];[.F99])" office:value-type="float" office:value="1144.15384615385">
            <text:p>1144.1538461539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1141.23076923077">
            <text:p>1141.2307692308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F100])" office:value-type="float" office:value="768.153846153846">
            <text:p>768.1538461538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517.23076923077">
            <text:p>1517.2307692308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517.23076923077">
            <text:p>1517.2307692308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517.23076923077">
            <text:p>1517.2307692308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517.23076923077">
            <text:p>1517.2307692308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517.23076923077">
            <text:p>1517.2307692308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145.23076923077">
            <text:p>1145.230769230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145.23076923077">
            <text:p>1145.2307692308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517.23076923077">
            <text:p>1517.2307692308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5"/>
          <table:table-cell/>
          <table:table-cell/>
          <table:table-cell table:formula="of:=SUM([.B100:.F100])" office:value-type="float" office:value="1517.23076923077">
            <text:p>1517.2307692308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>
            <text:p>372</text:p>
          </table:table-cell>
          <table:table-cell table:formula="of:=[.C71]/25" office:value-type="float" office:value="376">
            <text:p>376</text:p>
          </table:table-cell>
          <table:table-cell table:formula="of:=[.D71]/26" office:value-type="float" office:value="396.153846153846">
            <text:p>396.1538461538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19" office:value-type="float" office:value="0">
            <text:p>0</text:p>
          </table:table-cell>
          <table:table-cell/>
          <table:table-cell table:formula="of:=SUM([.B100:.F100])" office:value-type="float" office:value="1517.23076923077">
            <text:p>1517.2307692308</text:p>
          </table:table-cell>
          <table:table-cell table:style-name="Default" office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37953.8461538461">
            <text:p>37953.8461538461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6/16/2016</text:date>, <text:time>11:5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16T11:50:15</dc:date>
    <meta:editing-duration>P7DT19H28M15S</meta:editing-duration>
    <meta:editing-cycles>2635</meta:editing-cycles>
    <meta:generator>OpenOffice/4.1.1$Unix OpenOffice.org_project/411m6$Build-9775</meta:generator>
    <dc:creator>Hasmik Dabaghyan</dc:creator>
    <meta:document-statistic meta:table-count="15" meta:cell-count="6610" meta:object-count="0"/>
  </office:meta>
</office:document-meta>
</file>